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diecinueve</text:span></text:span><text:span text:style-name="Fuente_20_de_20_párrafo_20_predeter."><text:span text:style-name="T14"> </text:span></text:span><text:span text:style-name="Fuente_20_de_20_párrafo_20_predeter."><text:span text:style-name="T16">(19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Mayo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NALISTA DE ADMINISTRACIÓN AUXILIAR III (Área de Bienes)</text:span></text:span><text:span text:style-name="Fuente_20_de_20_párrafo_20_predeter."><text:span text:style-name="T4">, </text:span></text:span><text:span text:style-name="Fuente_20_de_20_párrafo_20_predeter."><text:span text:style-name="T3">GABRIELA ALEJANDRA GUEVARA UCERO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544008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ANALISTA DE ADMINISTRACIóN  I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LAUMARIS CAROLINA MARFISIS NÚÑEZ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7404646</text:span></text:span><text:span text:style-name="Fuente_20_de_20_párrafo_20_predeter."><text:span text:style-name="T4">,actuando en su carácter de </text:span></text:span><text:span text:style-name="Fuente_20_de_20_párrafo_20_predeter."><text:span text:style-name="T3">AUDITOR FISCAL  II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diecinueve </text:span></text:span><text:span text:style-name="Fuente_20_de_20_párrafo_20_predeter."><text:span text:style-name="T20">(19)</text:span></text:span><text:span text:style-name="Fuente_20_de_20_párrafo_20_predeter."><text:span text:style-name="T8"> del mes de </text:span></text:span><text:span text:style-name="Fuente_20_de_20_párrafo_20_predeter."><text:span text:style-name="T21">Mayo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TEXTILES Y VESTUARIOS-BANDA ESCOLAR ESTAMPADA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DOTACION DE UNIFORMES A EMPLEADOS-CHEMISE DE CABALLERO  COLOR AZUL TURQUESA  TALLA XL CON 2 BORDADOS FRONTALES Y 1 BORDADO EN LA ESPALDA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3.00</text:p>
          </table:table-cell>
          <table:table-cell table:style-name="Tabla2.A1" office:value-type="string">
            <text:p text:style-name="P17">DOTACION DE UNIFORMES A EMPLEADOS-CHEMISE DE CABALLERO  COLOR AZUL TURQUESA  TALLA L CON 2 BORDADOS FRONTALES Y 1 BORDADO EN LA ESPALDA</text:p>
            <text:p text:style-name="P17">Observación: </text:p>
          </table:table-cell>
          <table:table-cell table:style-name="Tabla2.C1" office:value-type="string">
            <text:p text:style-name="P19">3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.00</text:p>
          </table:table-cell>
          <table:table-cell table:style-name="Tabla2.A1" office:value-type="string">
            <text:p text:style-name="P17">DOTACION DE UNIFORMES A EMPLEADOS-CHEMISE DE DAMA  COLOR AZUL TURQUESA  TALLA L CON 2 BORDADOS FRONTALES Y 1 BORDADO EN LA ESPALDA</text:p>
            <text:p text:style-name="P17">Observación: </text:p>
          </table:table-cell>
          <table:table-cell table:style-name="Tabla2.C1" office:value-type="string">
            <text:p text:style-name="P19">2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3.00</text:p>
          </table:table-cell>
          <table:table-cell table:style-name="Tabla2.A1" office:value-type="string">
            <text:p text:style-name="P17">DOTACION DE UNIFORMES A EMPLEADOS-CHEMISE DE DAMA  COLOR AZUL TURQUESA  TALLA M CON 2 BORDADOS FRONTALES  Y 1 BORDADO EN LA ESPALDA</text:p>
            <text:p text:style-name="P17">Observación: </text:p>
          </table:table-cell>
          <table:table-cell table:style-name="Tabla2.C1" office:value-type="string">
            <text:p text:style-name="P19">3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DOTACION DE UNIFORMES A EMPLEADOS-CHEMISE DE DAMA  COLOR AZUL TURQUESA  TALLA S CON 2 BORDADOS FRONTAL Y 1 BORDADO EN LA ESPALDA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SERVICIOS SUMINISTROS ALTAMIRA,C.A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diecinueve</text:span></text:span><text:span text:style-name="T9"> de </text:span><text:span text:style-name="Fuente_20_de_20_párrafo_20_predeter."><text:span text:style-name="T22">Mayo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NALISTA DE ADMINISTRACIÓN AUXILIAR III</text:p>
          </table:table-cell>
          <table:table-cell table:style-name="Tabla1.A1" office:value-type="string">
            <text:p text:style-name="P12">Unidad Contratante</text:p>
            <text:p text:style-name="P12">GABRIELA ALEJANDRA GUEVARA UCERO</text:p>
            <text:p text:style-name="P12">ANALISTA DE ADMINISTRACIóN 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LAUMARIS CAROLINA MARFISIS NÚÑEZ</text:p>
            <text:p text:style-name="P12">AUDITOR FISCAL  II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